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fc833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fc833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fc833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f6a69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officeooo:rsid="003013e5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2" style:parent-style-name="UrbanBody">
      <style:text-properties fo:font-size="11pt" fo:font-style="normal" officeooo:paragraph-rsid="0029656a" officeooo:rsid="002bf3ff" style:font-name="Arial" style:font-size-asian="11pt" style:font-size-complex="11pt" style:font-style-asian="normal" style:font-style-complex="normal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fc833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c833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fc83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2c94e5"/>
    </style:style>
    <style:style style:family="text" style:name="T13">
      <style:text-properties officeooo:rsid="003dd111"/>
    </style:style>
    <style:style style:family="text" style:name="T14">
      <style:text-properties officeooo:rsid="003f9c25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<text:span text:style-name="T6">sion</text:span> <text:span text:style-name="T5">des éléments de l'enquête publique</text:span></text:p>
      <text:p text:style-name="P4">de permis <text:span text:style-name="T14">unique</text:span></text:p>
      <text:p text:style-name="P3"/>
      <text:p text:style-name="P7"/>
      <text:p text:style-name="P15"><text:span text:style-name="T4"/></text:p>
      <text:p text:style-name="P6"/>
      <text:p text:style-name="P8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12">Monsieur le Fonctionnaire délégué</text:span>,</text:p>
      <text:p text:style-name="P8"/>
      <text:p text:style-name="P9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10"/>
      <text:p text:style-name="P11">Nous vous en souhaitons bonne réception et nous vous prions d'agréer, <text:span text:style-name="T11">Monsieur le Fonctionnaire délégué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fc833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fc833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fc833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f6a69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officeooo:rsid="003013e5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2" style:parent-style-name="UrbanBody">
      <style:text-properties fo:font-size="11pt" fo:font-style="normal" officeooo:paragraph-rsid="0029656a" officeooo:rsid="002bf3ff" style:font-name="Arial" style:font-size-asian="11pt" style:font-size-complex="11pt" style:font-style-asian="normal" style:font-style-complex="normal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fc833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c833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fc83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2c94e5"/>
    </style:style>
    <style:style style:family="text" style:name="T13">
      <style:text-properties officeooo:rsid="003dd111"/>
    </style:style>
    <style:style style:family="text" style:name="T14">
      <style:text-properties officeooo:rsid="003f9c25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<text:span text:style-name="T6">sion</text:span> <text:span text:style-name="T5">des éléments de l'enquête publique</text:span></text:p>
      <text:p text:style-name="P4">de permis <text:span text:style-name="T14">unique</text:span></text:p>
      <text:p text:style-name="P3"/>
      <text:p text:style-name="P7"/>
      <text:p text:style-name="P15"><text:span text:style-name="T4"/></text:p>
      <text:p text:style-name="P6"/>
      <text:p text:style-name="P8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12">Monsieur le Fonctionnaire délégué</text:span>,</text:p>
      <text:p text:style-name="P8"/>
      <text:p text:style-name="P9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10"/>
      <text:p text:style-name="P11">Nous vous en souhaitons bonne réception et nous vous prions d'agréer, <text:span text:style-name="T11">Monsieur le Fonctionnaire délégué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fc833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fc833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fc833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f6a69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officeooo:rsid="003013e5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2" style:parent-style-name="UrbanBody">
      <style:text-properties fo:font-size="11pt" fo:font-style="normal" officeooo:paragraph-rsid="0029656a" officeooo:rsid="002bf3ff" style:font-name="Arial" style:font-size-asian="11pt" style:font-size-complex="11pt" style:font-style-asian="normal" style:font-style-complex="normal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fc833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c833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fc83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2c94e5"/>
    </style:style>
    <style:style style:family="text" style:name="T13">
      <style:text-properties officeooo:rsid="003dd111"/>
    </style:style>
    <style:style style:family="text" style:name="T14">
      <style:text-properties officeooo:rsid="003f9c25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<text:span text:style-name="T6">sion</text:span> <text:span text:style-name="T5">des éléments de l'enquête publique</text:span></text:p>
      <text:p text:style-name="P4">de permis <text:span text:style-name="T14">unique</text:span></text:p>
      <text:p text:style-name="P3"/>
      <text:p text:style-name="P7"/>
      <text:p text:style-name="P15"><text:span text:style-name="T4"/></text:p>
      <text:p text:style-name="P6"/>
      <text:p text:style-name="P8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12">Monsieur le Fonctionnaire délégué</text:span>,</text:p>
      <text:p text:style-name="P8"/>
      <text:p text:style-name="P9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10"/>
      <text:p text:style-name="P11">Nous vous en souhaitons bonne réception et nous vous prions d'agréer, <text:span text:style-name="T11">Monsieur le Fonctionnaire délégué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fc833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fc833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fc833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3f6a69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9656a" officeooo:rsid="003013e5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2" style:parent-style-name="UrbanBody">
      <style:text-properties fo:font-size="11pt" fo:font-style="normal" officeooo:paragraph-rsid="0029656a" officeooo:rsid="002bf3ff" style:font-name="Arial" style:font-size-asian="11pt" style:font-size-complex="11pt" style:font-style-asian="normal" style:font-style-complex="normal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fc833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c833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fc83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2c94e5"/>
    </style:style>
    <style:style style:family="text" style:name="T13">
      <style:text-properties officeooo:rsid="003dd111"/>
    </style:style>
    <style:style style:family="text" style:name="T14">
      <style:text-properties officeooo:rsid="003f9c25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<text:span text:style-name="T6">sion</text:span> <text:span text:style-name="T5">des éléments de l'enquête publique</text:span></text:p>
      <text:p text:style-name="P4">de permis <text:span text:style-name="T14">unique</text:span></text:p>
      <text:p text:style-name="P3"/>
      <text:p text:style-name="P7"/>
      <text:p text:style-name="P15"><text:span text:style-name="T4"/></text:p>
      <text:p text:style-name="P6"/>
      <text:p text:style-name="P8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12">Monsieur le Fonctionnaire délégué</text:span>,</text:p>
      <text:p text:style-name="P8"/>
      <text:p text:style-name="P9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10"/>
      <text:p text:style-name="P11">Nous vous en souhaitons bonne réception et nous vous prions d'agréer, <text:span text:style-name="T11">Monsieur le Fonctionnaire délégué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13.628127557</dc:date>
    <dc:language>fr-FR</dc:language>
    <meta:editing-cycles>123</meta:editing-cycles>
    <meta:editing-duration>P1DT10H21M20S</meta:editing-duration>
    <meta:document-statistic meta:table-count="1" meta:image-count="0" meta:object-count="0" meta:page-count="1" meta:paragraph-count="15" meta:word-count="127" meta:character-count="951" meta:non-whitespace-character-count="857"/>
    <meta:user-defined meta:name="Info 1"/>
    <meta:user-defined meta:name="Info 2"/>
    <meta:user-defined meta:name="Info 3"/>
    <meta:user-defined meta:name="Info 4"/>
  </office:meta>
</office:document-meta>
</file>